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7491" officeooo:paragraph-rsid="000d7491"/>
    </style:style>
    <style:style style:name="P2" style:family="paragraph" style:parent-style-name="Standard">
      <style:text-properties officeooo:rsid="000e1487" officeooo:paragraph-rsid="000e1487"/>
    </style:style>
    <style:style style:name="P3" style:family="paragraph" style:parent-style-name="Standard">
      <style:text-properties officeooo:rsid="000e9fb0" officeooo:paragraph-rsid="000e9fb0"/>
    </style:style>
    <style:style style:name="P4" style:family="paragraph" style:parent-style-name="Standard">
      <style:text-properties officeooo:rsid="0011704c" officeooo:paragraph-rsid="0011704c"/>
    </style:style>
    <style:style style:name="P5" style:family="paragraph" style:parent-style-name="Standard">
      <style:text-properties officeooo:rsid="0014845e" officeooo:paragraph-rsid="0014845e"/>
    </style:style>
    <style:style style:name="P6" style:family="paragraph" style:parent-style-name="Standard">
      <style:text-properties officeooo:rsid="0015ea34" officeooo:paragraph-rsid="0015ea34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>
      <style:text-properties officeooo:rsid="000e9fb0" officeooo:paragraph-rsid="000e9fb0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12fe2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o now I'm training a classifier, in my case a logistic regression thing</text:p>
      <text:p text:style-name="P2">-it looks like step 1 is to 'combine' my training data set and my tfidf set, so that I have a bunch of things with a text category, an emotion category, and then the tfidf scores as a sub category</text:p>
      <text:p text:style-name="P3">-apparently multinomial logistic regression is also called softmax regression</text:p>
      <text:p text:style-name="P3"/>
      <text:p text:style-name="P3">-to make future changes easier, I should go through and turn every filename into a global variable, so that I can just change a handful of things at the top</text:p>
      <text:p text:style-name="P3"/>
      <text:p text:style-name="P4">-screwed up tf AGAIN. It looks like I do need to apply every single term in my vocabulary to every single document (tweet), so that I have a consistent thing for MLG here. Unless I can find some way around this, or just blandly auto assign things? Numbers so big though</text:p>
      <text:p text:style-name="P4"/>
      <text:p text:style-name="P5">-should want to reduce vocab, each word should be present in about 10 tweets</text:p>
      <text:p text:style-name="P5">-size of dictionary should be about 10 times smaller than full set</text:p>
      <text:p text:style-name="P5"><text:tab/>-so if 400 000 tweets, about 40 000 words</text:p>
      <text:p text:style-name="P3"/>
      <text:p text:style-name="P9">Building a Multinomial Logistic Regression model from scratch can be quite a complex and involved task. Here's a high-level overview of the steps involved:</text:p>
      <text:list text:style-name="L1">
        <text:list-item>
          <text:p text:style-name="P7"><text:span text:style-name="Strong_20_Emphasis">Data Preparation</text:span>:</text:p>
          <text:list>
            <text:list-item>
              <text:p text:style-name="P8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7"><text:span text:style-name="Strong_20_Emphasis">Model Parameters</text:span>:</text:p>
          <text:list>
            <text:list-item>
              <text:p text:style-name="P8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7"><text:span text:style-name="Strong_20_Emphasis">Forward Propagation</text:span>:</text:p>
          <text:list>
            <text:list-item>
              <text:p text:style-name="P8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7"><text:span text:style-name="Strong_20_Emphasis">Softmax Function</text:span>:</text:p>
          <text:list>
            <text:list-item>
              <text:p text:style-name="P8">Apply the softmax function to the logits to obtain class probabilities.</text:p>
            </text:list-item>
          </text:list>
        </text:list-item>
        <text:list-item>
          <text:p text:style-name="P7"><text:span text:style-name="Strong_20_Emphasis">Cost Function</text:span>:</text:p>
          <text:list>
            <text:list-item>
              <text:p text:style-name="P8">Implement a cost function, such as cross-entropy loss, to measure the difference between the predicted probabilities and the true class labels.</text:p>
            </text:list-item>
            <text:list-item>
              <text:p text:style-name="P10">cross entropy is one option, most common, shoot for it</text:p>
            </text:list-item>
          </text:list>
        </text:list-item>
        <text:list-item>
          <text:p text:style-name="P7"><text:span text:style-name="Strong_20_Emphasis">Gradient Descent</text:span>:</text:p>
          <text:list>
            <text:list-item>
              <text:p text:style-name="P8">Implement gradient descent to minimize the cost function. Calculate the gradients with respect to the model parameters and update the parameters in the opposite direction of the gradients.</text:p>
            </text:list-item>
          </text:list>
        </text:list-item>
        <text:list-item>
          <text:p text:style-name="P7"><text:span text:style-name="Strong_20_Emphasis">Training</text:span>:</text:p>
          <text:list>
            <text:list-item>
              <text:p text:style-name="P8">Iteratively update the model parameters using gradient descent for a certain number of epochs or until convergence.</text:p>
            </text:list-item>
          </text:list>
        </text:list-item>
        <text:list-item>
          <text:p text:style-name="P7"><text:span text:style-name="Strong_20_Emphasis">Inference</text:span>:</text:p>
          <text:list>
            <text:list-item>
              <text:p text:style-name="P7"><text:soft-page-break/>Use the trained model to make predictions for new feature vectors by performing forward propagation.</text:p>
            </text:list-item>
          </text:list>
        </text:list-item>
      </text:list>
      <text:p text:style-name="P6">-so, try to reduce words as per above, and try to get MLG model done for next we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7:59.863959742</meta:creation-date>
    <dc:date>2023-11-07T11:44:55.893550988</dc:date>
    <meta:editing-duration>PT1H46M54S</meta:editing-duration>
    <meta:editing-cycles>8</meta:editing-cycles>
    <meta:generator>LibreOffice/7.5.8.2$Linux_X86_64 LibreOffice_project/50$Build-2</meta:generator>
    <meta:document-statistic meta:table-count="0" meta:image-count="0" meta:object-count="0" meta:page-count="2" meta:paragraph-count="27" meta:word-count="428" meta:character-count="2479" meta:non-whitespace-character-count="2094"/>
  </office:meta>
</office:document-meta>
</file>